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4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0">!pip install --upgrade jhtalib</text:p>
      <text:p text:style-name="P1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2">!git clone [-b branch-name] https://github.com/joosthoeks/jhTAlib.git</text:p>
      <text:p text:style-name="P13">%cd '/content/jhTAlib'</text:p>
      <text:p text:style-name="P14">import jhtalib as jhta</text:p>
      <text:p text:style-name="P15">%cd '/content'</text:p>
      <text:p text:style-name="P16">!rm -rf ./jhTAlib/</text:p>
      <text:p text:style-name="Horizontal_20_Line"/>
      <text:h text:style-name="Heading_20_2" text:outline-level="2">Basic Usage</text:h>
      <text:p text:style-name="P17">""""""</text:p>
      <text:p text:style-name="P18"># Import Built-Ins:</text:p>
      <text:p text:style-name="P19">from pprint import pprint as pp</text:p>
      <text:p text:style-name="P20"/>
      <text:p text:style-name="P21"># Import Third-Party:</text:p>
      <text:p text:style-name="P22"/>
      <text:p text:style-name="P23"># Import Homebrew:</text:p>
      <text:p text:style-name="P24">import jhtalib as jhta</text:p>
      <text:p text:style-name="P25"/>
      <text:p text:style-name="P26"/>
      <text:p text:style-name="P27"># df is DataFeed:</text:p>
      <text:p text:style-name="P28">df = {</text:p>
      <text:p text:style-name="P29"><text:s text:c="4"/>'datetime': ('20151217', '20151218', '20151221', '20151222', '20151223', '20151224', '20151228', '20151229', '20151230', '20151231'),</text:p>
      <text:p text:style-name="P30"><text:s text:c="4"/>'Open': (235.8, 232.3, 234.1, 232.2, 232.7, 235.4, 236.9, 234.85, 236.45, 235.0),</text:p>
      <text:p text:style-name="P31"><text:s text:c="4"/>'High': (238.05, 236.9, 237.3, 232.4, 235.2, 236.15, 236.9, 237.6, 238.3, 237.25),</text:p>
      <text:p text:style-name="P32"><text:s text:c="4"/>'Low': (234.55, 230.6, 230.2, 226.8, 231.5, 233.85, 233.05, 234.6, 234.55, 234.4),</text:p>
      <text:p text:style-name="P33"><text:s text:c="4"/>'Close': (234.6, 233.6, 230.2, 230.05, 234.15, 236.15, 233.25, 237.6, 235.75, 234.4),</text:p>
      <text:p text:style-name="P34"><text:s text:c="4"/>'Volume': (448294, 629039, 292528, 214170, 215545, 23548, 97574, 192908, 176839, 69347)</text:p>
      <text:p text:style-name="P35"><text:s text:c="5"/>}</text:p>
      <text:p text:style-name="P36"/>
      <text:p text:style-name="P37"># basic usage:</text:p>
      <text:p text:style-name="P38">#pp (df)</text:p>
      <text:p text:style-name="P39">pp (jhta.SMA(df, 10))</text:p>
      <text:p text:style-name="P40">#pp (jhta.BBANDS(df, 10))</text:p>
      <text:p text:style-name="Horizontal_20_Line"/>
      <text:h text:style-name="Heading_20_2" text:outline-level="2">Reference</text:h>
      <text:p text:style-name="P41">$ python3</text:p>
      <text:p text:style-name="P42">&gt;&gt;&gt; import jhtalib as jhta</text:p>
      <text:p text:style-name="P43">&gt;&gt;&gt; dir(jhta)</text:p>
      <text:p text:style-name="P44">&gt;&gt;&gt; help(jhta)</text:p>
      <text:p text:style-name="P45">&gt;&gt;&gt; help(jhta.behavioral_techniques)</text:p>
      <text:p text:style-name="P46">&gt;&gt;&gt; help(jhta.candlestick)</text:p>
      <text:p text:style-name="P47">&gt;&gt;&gt; help(jhta.cycle_indicators)</text:p>
      <text:p text:style-name="P48">&gt;&gt;&gt; help(jhta.data)</text:p>
      <text:p text:style-name="P49">&gt;&gt;&gt; help(jhta.event_driven)</text:p>
      <text:p text:style-name="P50">&gt;&gt;&gt; help(jhta.experimental)</text:p>
      <text:p text:style-name="P51">&gt;&gt;&gt; help(jhta.general)</text:p>
      <text:p text:style-name="P52">&gt;&gt;&gt; help(jhta.information)</text:p>
      <text:p text:style-name="P53">&gt;&gt;&gt; help(jhta.math_functions)</text:p>
      <text:p text:style-name="P54">&gt;&gt;&gt; help(jhta.momentum_indicators)</text:p>
      <text:p text:style-name="P55">&gt;&gt;&gt; help(jhta.overlap_studies)</text:p>
      <text:p text:style-name="P56">&gt;&gt;&gt; help(jhta.pattern_recognition)</text:p>
      <text:p text:style-name="P57">&gt;&gt;&gt; help(jhta.price_transform)</text:p>
      <text:p text:style-name="P58">&gt;&gt;&gt; help(jhta.statistic_functions)</text:p>
      <text:p text:style-name="P59">&gt;&gt;&gt; help(jhta.uncategorised)</text:p>
      <text:p text:style-name="P60">&gt;&gt;&gt; help(jhta.volatility_indicators)</text:p>
      <text:p text:style-name="P61">&gt;&gt;&gt; help(jhta.volume_indicators)</text:p>
      <text:p text:style-name="P62">&gt;&gt;&gt; quit()</text:p>
      <text:p text:style-name="Horizontal_20_Line"/>
      <text:h text:style-name="Heading_20_2" text:outline-level="2">Check Installation</text:h>
      <text:p text:style-name="P63">$ python3</text:p>
      <text:p text:style-name="P64">&gt;&gt;&gt; import jhtalib as jhta</text:p>
      <text:p text:style-name="P65">&gt;&gt;&gt; jhta.example()</text:p>
      <text:p text:style-name="First_20_paragraph">If not errors then installation is correct.</text:p>
      <text:p text:style-name="P66">&gt;&gt;&gt; quit()</text:p>
      <text:p text:style-name="Horizontal_20_Line"/>
      <text:h text:style-name="Heading_20_2" text:outline-level="2">Donation and Funding</text:h>
      <text:list text:style-name="L3">
        <text:list-item>
          <text:p text:style-name="P67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